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7892" officeooo:paragraph-rsid="000478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öhe Dinkel: 39cm Fruchtzerstörung keine</text:p>
      <text:p text:style-name="P1">Höhe Weizen 28cm Fruchtzerstörung: keine</text:p>
      <text:p text:style-name="P1">6 Ampfer abgeschnitten und markier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17T21:45:54.016000000</meta:creation-date>
    <dc:date>2021-05-17T21:47:31.390000000</dc:date>
    <meta:editing-duration>PT1M37S</meta:editing-duration>
    <meta:editing-cycles>1</meta:editing-cycles>
    <meta:document-statistic meta:table-count="0" meta:image-count="0" meta:object-count="0" meta:page-count="1" meta:paragraph-count="3" meta:word-count="15" meta:character-count="115" meta:non-whitespace-character-count="103"/>
    <meta:generator>LibreOffice/6.3.6.2$Windows_X86_64 LibreOffice_project/2196df99b074d8a661f4036fca8fa0cbfa33a497</meta:generator>
  </office:meta>
</office:document-meta>
</file>